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58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9cm" fo:min-width="0.58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51cm" fo:min-width="0.5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1cm" fo:min-width="0.5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0.5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1cm" fo:min-width="0.59cm"/>
      <style:paragraph-properties style:writing-mode="lr-tb"/>
    </style:style>
    <style:style style:name="gr8" style:family="graphic" style:parent-style-name="objectwithoutfill">
      <style:graphic-properties draw:fill="none" draw:textarea-vertical-align="middle" draw:fontwork-style="rotate" draw:fontwork-distance="0.254cm" draw:fontwork-start="0cm" draw:fontwork-mirror="true" draw:fontwork-shadow-offset-x="0cm" draw:fontwork-shadow-offset-y="0cm"/>
      <style:paragraph-properties style:writing-mode="lr-tb"/>
    </style:style>
    <style:style style:name="gr9" style:family="graphic" style:parent-style-name="objectwithoutfill">
      <style:graphic-properties draw:fill="none" draw:textarea-vertical-align="middle" draw:fontwork-style="rotate" draw:fontwork-distance="0.254cm" draw:fontwork-start="0cm" draw:fontwork-shadow-offset-x="0cm" draw:fontwork-shadow-offset-y="0cm"/>
      <style:paragraph-properties style:writing-mode="lr-tb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478cm" fo:min-width="1.244cm" draw:shadow="hidden"/>
      <style:paragraph-properties style:writing-mode="lr-tb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0.478cm" fo:min-width="2.26cm" draw:shadow="hidden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fill-color="#cccccc" draw:textarea-horizontal-align="justify" draw:textarea-vertical-align="top" draw:auto-grow-height="false" fo:min-height="2.185cm" fo:min-width="15.502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009900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size="10pt" style:font-size-asian="12pt" style:font-size-complex="12pt"/>
    </style:style>
    <style:style style:name="P10" style:family="paragraph">
      <loext:graphic-properties draw:fill-color="#cccccc"/>
      <style:paragraph-properties fo:text-align="center"/>
      <style:text-properties fo:font-size="10pt" style:font-size-asian="12pt" style:font-size-complex="12pt"/>
    </style:style>
    <style:style style:name="P11" style:family="paragraph">
      <style:paragraph-properties fo:text-align="center"/>
      <style:text-properties style:font-name="mono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mono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mono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1.731cm" svg:height="1.43cm" svg:x="11.948cm" svg:y="8.55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xml:id="id6" draw:id="id6" draw:layer="layout" svg:width="1.731cm" svg:height="1.429cm" svg:x="18.26cm" svg:y="8.56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1" xml:id="id1" draw:id="id1" draw:layer="layout" svg:width="1.73cm" svg:height="1.431cm" svg:x="11.936cm" svg:y="5.18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xml:id="id7" draw:id="id7" draw:layer="layout" svg:width="1.731cm" svg:height="1.431cm" svg:x="18.26cm" svg:y="5.187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1" xml:id="id3" draw:id="id3" draw:layer="layout" svg:width="1.732cm" svg:height="1.429cm" svg:x="9.71cm" svg:y="10.906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1" xml:id="id4" draw:id="id4" draw:layer="layout" svg:width="1.732cm" svg:height="1.43cm" svg:x="9.723cm" svg:y="14.383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1" xml:id="id5" draw:id="id5" draw:layer="layout" svg:width="1.732cm" svg:height="1.431cm" svg:x="11.94cm" svg:y="12.744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8" draw:text-style-name="P2" draw:layer="layout" draw:type="curve" svg:x1="12.801cm" svg:y1="6.618cm" svg:x2="12.813cm" svg:y2="8.555cm" draw:start-shape="id1" draw:start-glue-point="6" draw:end-shape="id2" draw:end-glue-point="4" svg:d="M12801 6618c0 1453 12 485 12 1937" svg:viewBox="0 0 13 1938">
            <text:p/>
          </draw:connector>
          <draw:connector draw:style-name="gr8" draw:text-style-name="P2" draw:layer="layout" draw:type="curve" svg:x1="11.948cm" svg:y1="9.27cm" svg:x2="10.576cm" svg:y2="10.906cm" draw:start-shape="id2" draw:start-glue-point="5" draw:end-shape="id3" draw:end-glue-point="4" svg:d="M11948 9270c-915 0-1372 545-1372 1636" svg:viewBox="0 0 1373 1637">
            <text:p/>
          </draw:connector>
          <draw:connector draw:style-name="gr8" draw:text-style-name="P2" draw:layer="layout" draw:type="curve" svg:x1="10.576cm" svg:y1="12.335cm" svg:x2="10.589cm" svg:y2="14.383cm" draw:start-shape="id3" draw:start-glue-point="6" draw:end-shape="id4" draw:end-glue-point="4" svg:d="M10576 12335c0 1536 13 512 13 2048" svg:viewBox="0 0 14 2049">
            <text:p/>
          </draw:connector>
          <draw:connector draw:style-name="gr9" draw:text-style-name="P2" draw:layer="layout" draw:type="curve" svg:x1="12.806cm" svg:y1="12.744cm" svg:x2="12.813cm" svg:y2="9.985cm" draw:start-shape="id5" draw:start-glue-point="4" draw:end-shape="id2" draw:end-glue-point="6" svg:d="M12806 12744c0-2068 7-689 7-2759" svg:viewBox="0 0 8 2760">
            <text:p/>
          </draw:connector>
          <draw:connector draw:style-name="gr9" draw:text-style-name="P2" draw:layer="layout" draw:type="curve" svg:x1="13.672cm" svg:y1="13.46cm" svg:x2="19.125cm" svg:y2="9.994cm" draw:start-shape="id5" draw:start-glue-point="7" draw:end-shape="id6" draw:end-glue-point="6" svg:d="M13672 13460c3636 0 5453-1155 5453-3466" svg:viewBox="0 0 5454 3467">
            <text:p/>
          </draw:connector>
          <draw:connector draw:style-name="gr8" draw:text-style-name="P2" draw:layer="layout" draw:type="curve" svg:x1="19.125cm" svg:y1="6.618cm" svg:x2="19.125cm" svg:y2="8.565cm" draw:start-shape="id7" draw:start-glue-point="6" draw:end-shape="id6" draw:end-glue-point="4" svg:d="M19125 6618v1947" svg:viewBox="0 0 1 1948">
            <text:p/>
          </draw:connector>
          <draw:connector draw:style-name="gr8" draw:text-style-name="P2" draw:layer="layout" draw:type="curve" svg:x1="18.26cm" svg:y1="9.28cm" svg:x2="13.679cm" svg:y2="9.27cm" draw:start-shape="id6" draw:start-glue-point="5" draw:end-shape="id2" draw:end-glue-point="7" svg:d="M18260 9280c-3436 0-1146-10-4581-10" svg:viewBox="0 0 4582 11">
            <text:p/>
          </draw:connector>
        </draw:g>
      </draw:page>
      <draw:page draw:name="page2" draw:style-name="dp1" draw:master-page-name="Default">
        <draw:g>
          <draw:custom-shape draw:style-name="gr1" draw:text-style-name="P1" xml:id="id9" draw:id="id9" draw:layer="layout" svg:width="1.731cm" svg:height="1.43cm" svg:x="11.948cm" svg:y="8.555cm">
            <text:p text:style-name="P3"><text:span text:style-name="T1">Mona</text:span></text:p>
            <text:p text:style-name="P3"><text:span text:style-name="T1">Lisa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4" xml:id="id13" draw:id="id13" draw:layer="layout" svg:width="1.731cm" svg:height="1.429cm" svg:x="18.26cm" svg:y="8.565cm">
            <text:p text:style-name="P4"><text:span text:style-name="T2">Last</text:span></text:p>
            <text:p text:style-name="P4"><text:span text:style-name="T2">Suppe</text:span><text:span text:style-name="T2">r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" draw:text-style-name="P1" xml:id="id8" draw:id="id8" draw:layer="layout" svg:width="1.73cm" svg:height="1.431cm" svg:x="11.936cm" svg:y="5.187cm">
            <text:p text:style-name="P3"><text:span text:style-name="T1">Pic</text:span></text:p>
            <text:p text:style-name="P3"><text:span text:style-name="T1">A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4" draw:text-style-name="P1" xml:id="id14" draw:id="id14" draw:layer="layout" svg:width="1.731cm" svg:height="1.431cm" svg:x="18.26cm" svg:y="5.187cm">
            <text:p text:style-name="P3"><text:span text:style-name="T1">Pic</text:span></text:p>
            <text:p text:style-name="P3"><text:span text:style-name="T1">B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1" xml:id="id10" draw:id="id10" draw:layer="layout" svg:width="1.732cm" svg:height="1.429cm" svg:x="9.71cm" svg:y="10.906cm">
            <text:p text:style-name="P3"><text:span text:style-name="T1">Lo</text:span><text:span text:style-name="T1">uvr</text:span><text:span text:style-name="T1">e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6" draw:text-style-name="P1" xml:id="id11" draw:id="id11" draw:layer="layout" svg:width="1.732cm" svg:height="1.43cm" svg:x="9.723cm" svg:y="14.383cm">
            <text:p text:style-name="P3"><text:span text:style-name="T1">Paris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4" xml:id="id12" draw:id="id12" draw:layer="layout" svg:width="1.732cm" svg:height="1.431cm" svg:x="11.94cm" svg:y="12.744cm">
            <text:p text:style-name="P4"><text:span text:style-name="T2">Leonar</text:span><text:span text:style-name="T2">do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onnector draw:style-name="gr8" draw:text-style-name="P2" draw:layer="layout" draw:type="curve" svg:x1="12.801cm" svg:y1="6.618cm" svg:x2="12.813cm" svg:y2="8.555cm" draw:start-shape="id8" draw:start-glue-point="6" draw:end-shape="id9" draw:end-glue-point="4" svg:d="M12801 6618c0 1453 12 485 12 1937" svg:viewBox="0 0 13 1938">
            <text:p text:style-name="P3"><text:span text:style-name="T1">shows</text:span></text:p>
          </draw:connector>
          <draw:connector draw:style-name="gr8" draw:text-style-name="P2" draw:layer="layout" draw:type="curve" svg:x1="11.948cm" svg:y1="9.27cm" svg:x2="10.576cm" svg:y2="10.906cm" draw:start-shape="id9" draw:start-glue-point="5" draw:end-shape="id10" draw:end-glue-point="4" svg:d="M11948 9270c-915 0-1372 545-1372 1636" svg:viewBox="0 0 1373 1637">
            <text:p text:style-name="P3"><text:span text:style-name="T1">is located in</text:span></text:p>
          </draw:connector>
          <draw:connector draw:style-name="gr8" draw:text-style-name="P5" draw:layer="layout" draw:type="curve" svg:x1="10.576cm" svg:y1="12.335cm" svg:x2="10.589cm" svg:y2="14.383cm" draw:start-shape="id10" draw:start-glue-point="6" draw:end-shape="id11" draw:end-glue-point="4" svg:d="M10576 12335c0 1536 13 512 13 2048" svg:viewBox="0 0 14 2049">
            <text:p text:style-name="P4"><text:span text:style-name="T2">is located in</text:span></text:p>
          </draw:connector>
          <draw:connector draw:style-name="gr9" draw:text-style-name="P5" draw:layer="layout" draw:type="curve" svg:x1="12.806cm" svg:y1="12.744cm" svg:x2="12.813cm" svg:y2="9.985cm" draw:start-shape="id12" draw:start-glue-point="4" draw:end-shape="id9" draw:end-glue-point="6" svg:d="M12806 12744c0-2068 7-689 7-2759" svg:viewBox="0 0 8 2760">
            <text:p text:style-name="P4"><text:span text:style-name="T2">h.b. created by</text:span></text:p>
          </draw:connector>
          <draw:connector draw:style-name="gr9" draw:text-style-name="P2" draw:layer="layout" draw:type="curve" svg:x1="13.672cm" svg:y1="13.46cm" svg:x2="19.125cm" svg:y2="9.994cm" draw:start-shape="id12" draw:start-glue-point="7" draw:end-shape="id13" draw:end-glue-point="6" svg:d="M13672 13460c3636 0 5453-1155 5453-3466" svg:viewBox="0 0 5454 3467">
            <text:p text:style-name="P3"><text:span text:style-name="T1">has been created by</text:span></text:p>
          </draw:connector>
          <draw:connector draw:style-name="gr8" draw:text-style-name="P2" draw:layer="layout" draw:type="curve" svg:x1="19.125cm" svg:y1="6.618cm" svg:x2="19.125cm" svg:y2="8.565cm" draw:start-shape="id14" draw:start-glue-point="6" draw:end-shape="id13" draw:end-glue-point="4" svg:d="M19125 6618v1947" svg:viewBox="0 0 1 1948">
            <text:p text:style-name="P3"><text:span text:style-name="T1">shows</text:span></text:p>
          </draw:connector>
          <draw:connector draw:style-name="gr8" draw:text-style-name="P2" draw:layer="layout" draw:type="curve" svg:x1="18.26cm" svg:y1="9.28cm" svg:x2="13.679cm" svg:y2="9.27cm" draw:start-shape="id13" draw:start-glue-point="5" draw:end-shape="id9" draw:end-glue-point="7" svg:d="M18260 9280c-3436 0-1146-10-4581-10" svg:viewBox="0 0 4582 11">
            <text:p text:style-name="P3"><text:span text:style-name="T1">is related to</text:span></text:p>
          </draw:connector>
        </draw:g>
      </draw:page>
      <draw:page draw:name="page3" draw:style-name="dp1" draw:master-page-name="Default">
        <draw:custom-shape draw:style-name="gr1" draw:text-style-name="P1" xml:id="id16" draw:id="id16" draw:layer="layout" svg:width="1.731cm" svg:height="1.43cm" svg:x="11.441cm" svg:y="8.555cm">
          <text:p text:style-name="P3"><text:span text:style-name="T1">Mona</text:span></text:p>
          <text:p text:style-name="P3"><text:span text:style-name="T1">Lis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4" xml:id="id20" draw:id="id20" draw:layer="layout" svg:width="1.731cm" svg:height="1.429cm" svg:x="17.753cm" svg:y="8.565cm">
          <text:p text:style-name="P4"><text:span text:style-name="T2">Last</text:span></text:p>
          <text:p text:style-name="P4"><text:span text:style-name="T2">Supp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5" draw:id="id15" draw:layer="layout" svg:width="1.73cm" svg:height="1.431cm" svg:x="11.429cm" svg:y="5.187cm">
          <text:p text:style-name="P3"><text:span text:style-name="T1">Pic</text:span></text:p>
          <text:p text:style-name="P3"><text:span text:style-name="T1">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21" draw:id="id21" draw:layer="layout" svg:width="1.731cm" svg:height="1.431cm" svg:x="17.753cm" svg:y="5.187cm">
          <text:p text:style-name="P3"><text:span text:style-name="T1">Pic</text:span></text:p>
          <text:p text:style-name="P3"><text:span text:style-name="T1">B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17" draw:id="id17" draw:layer="layout" svg:width="1.732cm" svg:height="1.429cm" svg:x="9.203cm" svg:y="10.906cm">
          <text:p text:style-name="P3"><text:span text:style-name="T1">Louvr</text:span><text:span text:style-name="T1">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18" draw:id="id18" draw:layer="layout" svg:width="1.732cm" svg:height="1.43cm" svg:x="9.216cm" svg:y="14.383cm">
          <text:p text:style-name="P3"><text:span text:style-name="T1">Pari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xml:id="id19" draw:id="id19" draw:layer="layout" svg:width="1.732cm" svg:height="1.431cm" svg:x="11.433cm" svg:y="12.744cm">
          <text:p text:style-name="P4"><text:span text:style-name="T2">Leonard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curve" svg:x1="12.294cm" svg:y1="6.618cm" svg:x2="12.306cm" svg:y2="8.555cm" draw:start-shape="id15" draw:start-glue-point="6" draw:end-shape="id16" draw:end-glue-point="4" svg:d="M12294 6618c0 1453 12 485 12 1937" svg:viewBox="0 0 13 1938">
          <text:p text:style-name="P3"><text:span text:style-name="T1">shows</text:span></text:p>
        </draw:connector>
        <draw:connector draw:style-name="gr8" draw:text-style-name="P2" draw:layer="layout" draw:type="curve" svg:x1="11.441cm" svg:y1="9.27cm" svg:x2="10.069cm" svg:y2="10.906cm" draw:start-shape="id16" draw:start-glue-point="5" draw:end-shape="id17" draw:end-glue-point="4" svg:d="M11441 9270c-915 0-1372 545-1372 1636" svg:viewBox="0 0 1373 1637">
          <text:p text:style-name="P3"><text:span text:style-name="T1">is located in</text:span></text:p>
        </draw:connector>
        <draw:connector draw:style-name="gr8" draw:text-style-name="P5" draw:layer="layout" draw:type="curve" svg:x1="10.069cm" svg:y1="12.335cm" svg:x2="10.082cm" svg:y2="14.383cm" draw:start-shape="id17" draw:start-glue-point="6" draw:end-shape="id18" draw:end-glue-point="4" svg:d="M10069 12335c0 1536 13 512 13 2048" svg:viewBox="0 0 14 2049">
          <text:p text:style-name="P4"><text:span text:style-name="T2">is located in</text:span></text:p>
        </draw:connector>
        <draw:connector draw:style-name="gr9" draw:text-style-name="P5" xml:id="id26" draw:id="id26" draw:layer="layout" draw:type="curve" svg:x1="12.299cm" svg:y1="12.744cm" svg:x2="12.306cm" svg:y2="9.985cm" draw:start-shape="id19" draw:start-glue-point="4" draw:end-shape="id16" draw:end-glue-point="6" svg:d="M12299 12744c0-2068 7-689 7-2759" svg:viewBox="0 0 8 2760">
          <text:p text:style-name="P4"><text:span text:style-name="T2">h.b. created by</text:span></text:p>
        </draw:connector>
        <draw:connector draw:style-name="gr9" draw:text-style-name="P2" draw:layer="layout" draw:type="curve" svg:x1="13.165cm" svg:y1="13.46cm" svg:x2="18.618cm" svg:y2="9.994cm" draw:start-shape="id19" draw:start-glue-point="7" draw:end-shape="id20" draw:end-glue-point="6" svg:d="M13165 13460c3636 0 5453-1155 5453-3466" svg:viewBox="0 0 5454 3467">
          <text:p text:style-name="P3"><text:span text:style-name="T1">has been created by</text:span></text:p>
        </draw:connector>
        <draw:connector draw:style-name="gr8" draw:text-style-name="P2" xml:id="id24" draw:id="id24" draw:layer="layout" draw:type="curve" svg:x1="18.618cm" svg:y1="6.618cm" svg:x2="18.618cm" svg:y2="8.565cm" draw:start-shape="id21" draw:start-glue-point="6" draw:end-shape="id20" draw:end-glue-point="4" svg:d="M18618 6618v1947" svg:viewBox="0 0 1 1948">
          <text:p text:style-name="P3"><text:span text:style-name="T1">shows</text:span></text:p>
        </draw:connector>
        <draw:connector draw:style-name="gr8" draw:text-style-name="P2" xml:id="id25" draw:id="id25" draw:layer="layout" draw:type="curve" svg:x1="17.753cm" svg:y1="9.28cm" svg:x2="13.172cm" svg:y2="9.27cm" draw:start-shape="id20" draw:start-glue-point="5" draw:end-shape="id16" draw:end-glue-point="7" svg:d="M17753 9280c-3436 0-1146-10-4581-10" svg:viewBox="0 0 4582 11">
          <text:p text:style-name="P3"><text:span text:style-name="T1">is related to</text:span></text:p>
        </draw:connector>
        <draw:custom-shape draw:style-name="gr10" draw:text-style-name="P7" xml:id="id22" draw:id="id22" draw:layer="layout" svg:width="1.778cm" svg:height="0.762cm" svg:x="4.309cm" svg:y="5.842cm">
          <text:p text:style-name="P6"><text:span text:style-name="T3">Entity</text:span></text:p>
          <draw:enhanced-geometry svg:viewBox="0 0 21600 21600" draw:path-stretchpoint-x="10800" draw:path-stretchpoint-y="10800" draw:text-areas="?f3 ?f4 ?f5 ?f6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3" draw:id="id23" draw:layer="layout" svg:width="2.794cm" svg:height="0.762cm" svg:x="22.597cm" svg:y="11.176cm">
          <text:p text:style-name="P6"><text:span text:style-name="T3">Relationshi</text:span><text:span text:style-name="T3">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6.087cm" svg:y1="6.223cm" svg:x2="11.429cm" svg:y2="5.903cm" draw:start-shape="id22" draw:start-glue-point="1" draw:end-shape="id15" draw:end-glue-point="5" svg:d="M6087 6223l5342-320" svg:viewBox="0 0 5343 321">
          <text:p/>
        </draw:connector>
        <draw:connector draw:style-name="gr12" draw:text-style-name="P8" draw:layer="layout" draw:type="line" svg:x1="6.087cm" svg:y1="6.223cm" svg:x2="11.441cm" svg:y2="9.27cm" draw:start-shape="id22" draw:start-glue-point="1" draw:end-shape="id16" svg:d="M6087 6223l5354 3047" svg:viewBox="0 0 5355 3048">
          <text:p/>
        </draw:connector>
        <draw:connector draw:style-name="gr12" draw:text-style-name="P8" draw:layer="layout" draw:type="line" svg:x1="6.087cm" svg:y1="6.223cm" svg:x2="9.203cm" svg:y2="11.621cm" draw:start-shape="id22" draw:start-glue-point="1" draw:end-shape="id17" draw:end-glue-point="5" svg:d="M6087 6223l3116 5398" svg:viewBox="0 0 3117 5399">
          <text:p/>
        </draw:connector>
        <draw:connector draw:style-name="gr12" draw:text-style-name="P8" draw:layer="layout" draw:type="line" svg:x1="22.597cm" svg:y1="11.557cm" svg:x2="18.618cm" svg:y2="7.591cm" draw:start-shape="id23" draw:start-glue-point="3" draw:end-shape="id24" draw:end-glue-point="0" svg:d="M22597 11557l-3979-3966" svg:viewBox="0 0 3980 3967">
          <text:p/>
        </draw:connector>
        <draw:connector draw:style-name="gr12" draw:text-style-name="P8" draw:layer="layout" draw:type="line" svg:x1="22.597cm" svg:y1="11.557cm" svg:x2="15.462cm" svg:y2="9.275cm" draw:start-shape="id23" draw:start-glue-point="3" draw:end-shape="id25" draw:end-glue-point="0" svg:d="M22597 11557l-7135-2282" svg:viewBox="0 0 7136 2283">
          <text:p/>
        </draw:connector>
        <draw:connector draw:style-name="gr12" draw:text-style-name="P8" draw:layer="layout" draw:type="line" svg:x1="22.597cm" svg:y1="11.557cm" svg:x2="12.302cm" svg:y2="11.365cm" draw:start-shape="id23" draw:start-glue-point="3" draw:end-shape="id26" draw:end-glue-point="0" svg:d="M22597 11557l-10295-192" svg:viewBox="0 0 10296 193">
          <text:p/>
        </draw:connector>
      </draw:page>
      <draw:page draw:name="page4" draw:style-name="dp1" draw:master-page-name="Default">
        <draw:custom-shape draw:style-name="gr13" draw:text-style-name="P10" draw:layer="layout" svg:width="16.002cm" svg:height="2.434cm" svg:x="5.826cm" svg:y="11.139cm">
          <text:p text:style-name="P9"><text:span text:style-name="T4">Metagr</text:span><text:span text:style-name="T4">ap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6.002cm" svg:height="2.434cm" svg:x="5.826cm" svg:y="7.418cm">
          <text:p text:style-name="P9"><text:span text:style-name="T4">Nutzd</text:span><text:span text:style-name="T4">at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8" draw:id="id28" draw:layer="layout" svg:width="1.778cm" svg:height="0.762cm" svg:x="6.49cm" svg:y="8.602cm">
          <text:p text:style-name="P6"><text:span text:style-name="T3">Entity</text:span></text:p>
          <draw:enhanced-geometry svg:viewBox="0 0 21600 21600" draw:path-stretchpoint-x="10800" draw:path-stretchpoint-y="10800" draw:text-areas="?f3 ?f4 ?f5 ?f6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9" draw:id="id29" draw:layer="layout" svg:width="2.794cm" svg:height="0.762cm" svg:x="18.399cm" svg:y="8.602cm">
          <text:p text:style-name="P6"><text:span text:style-name="T3">Relati</text:span><text:span text:style-name="T3">onshi</text:span><text:span text:style-name="T3">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7" draw:id="id27" draw:layer="layout" svg:width="1.778cm" svg:height="0.762cm" svg:x="6.491cm" svg:y="12.303cm">
          <text:p text:style-name="P6"><text:span text:style-name="T3">Ki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30" draw:id="id30" draw:layer="layout" svg:width="2.794cm" svg:height="0.762cm" svg:x="18.4cm" svg:y="12.303cm">
          <text:p text:style-name="P6"><text:span text:style-name="T3">Rel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77.87610619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draw:type="line" svg:x1="7.38cm" svg:y1="12.303cm" svg:x2="7.379cm" svg:y2="9.364cm" draw:start-shape="id27" draw:start-glue-point="0" draw:end-shape="id28" draw:end-glue-point="2" svg:d="M7380 12303l-1-2939" svg:viewBox="0 0 2 2940">
          <text:p/>
        </draw:connector>
        <draw:connector draw:style-name="gr12" draw:text-style-name="P8" draw:layer="layout" draw:type="line" svg:x1="8.268cm" svg:y1="8.983cm" svg:x2="18.399cm" svg:y2="8.983cm" draw:start-shape="id28" draw:start-glue-point="1" draw:end-shape="id29" draw:end-glue-point="3" svg:d="M8268 8983h10131" svg:viewBox="0 0 10132 1">
          <text:p/>
        </draw:connector>
        <draw:connector draw:style-name="gr12" draw:text-style-name="P8" draw:layer="layout" draw:type="line" svg:x1="19.797cm" svg:y1="12.303cm" svg:x2="19.796cm" svg:y2="9.364cm" draw:start-shape="id30" draw:start-glue-point="0" draw:end-shape="id29" draw:end-glue-point="2" svg:d="M19797 12303l-1-2939" svg:viewBox="0 0 2 2940">
          <text:p/>
        </draw:connector>
        <draw:frame draw:style-name="gr14" draw:text-style-name="P12" draw:layer="layout" svg:width="4.953cm" svg:height="0.762cm" svg:x="17.344cm" svg:y="16.938cm">
          <draw:text-box>
            <text:p text:style-name="P11"><text:span text:style-name="T3">/relations.json</text:span></text:p>
          </draw:text-box>
        </draw:frame>
        <draw:frame draw:style-name="gr14" draw:text-style-name="P12" draw:layer="layout" svg:width="6.35cm" svg:height="0.762cm" svg:x="16.605cm" svg:y="3.921cm">
          <draw:text-box>
            <text:p text:style-name="P11"><text:span text:style-name="T3">/</text:span><text:span text:style-name="T3">rela</text:span><text:span text:style-name="T3">tion</text:span><text:span text:style-name="T3">ship</text:span><text:span text:style-name="T3">s.js</text:span><text:span text:style-name="T3">on</text:span></text:p>
          </draw:text-box>
        </draw:frame>
        <draw:frame draw:style-name="gr14" draw:text-style-name="P12" draw:layer="layout" svg:width="4.445cm" svg:height="0.762cm" svg:x="5.041cm" svg:y="16.938cm">
          <draw:text-box>
            <text:p text:style-name="P11"><text:span text:style-name="T3">/</text:span><text:span text:style-name="T3">kinds.jso</text:span><text:span text:style-name="T3">n</text:span></text:p>
          </draw:text-box>
        </draw:frame>
        <draw:frame draw:style-name="gr14" draw:text-style-name="P13" draw:layer="layout" svg:width="4.445cm" svg:height="0.762cm" svg:x="5.162cm" svg:y="3.921cm">
          <draw:text-box>
            <text:p text:style-name="P11"><text:span text:style-name="T3">/entities.json</text:span></text:p>
          </draw:text-box>
        </draw:frame>
        <draw:frame draw:style-name="gr14" draw:text-style-name="P12" draw:layer="layout" svg:width="6.477cm" svg:height="0.762cm" svg:x="16.582cm" svg:y="15.224cm">
          <draw:text-box>
            <text:p text:style-name="P11"><text:span text:style-name="T3">#/relations</text:span></text:p>
          </draw:text-box>
        </draw:frame>
        <draw:frame draw:style-name="gr14" draw:text-style-name="P12" draw:layer="layout" svg:width="6.477cm" svg:height="0.762cm" svg:x="4.025cm" svg:y="15.224cm">
          <draw:text-box>
            <text:p text:style-name="P11"><text:span text:style-name="T3">#/kinds</text:span></text:p>
          </draw:text-box>
        </draw:frame>
        <draw:frame draw:style-name="gr14" draw:text-style-name="P12" draw:layer="layout" svg:width="2.92cm" svg:height="0.762cm" svg:x="5.924cm" svg:y="5.491cm">
          <draw:text-box>
            <text:p text:style-name="P11"><text:span text:style-name="T3">#/search</text:span></text:p>
          </draw:text-box>
        </draw:frame>
        <draw:frame draw:style-name="gr14" draw:text-style-name="P12" draw:layer="layout" svg:width="10.541cm" svg:height="0.762cm" svg:x="2.114cm" svg:y="2.333cm">
          <draw:text-box>
            <text:p text:style-name="P11"><text:span text:style-name="T3">/api/oai-pmh/entities.xml?</text:span><text:span text:style-name="T3">verb=Identify</text:span></text:p>
          </draw:text-box>
        </draw:frame>
        <draw:frame draw:style-name="gr14" draw:text-style-name="P12" draw:layer="layout" svg:width="12.319cm" svg:height="0.762cm" svg:x="13.621cm" svg:y="2.333cm">
          <draw:text-box>
            <text:p text:style-name="P11"><text:span text:style-name="T3">/api/oai-</text:span><text:span text:style-name="T3">pmh/</text:span><text:span text:style-name="T3">relations</text:span><text:span text:style-name="T3">hips.xml?</text:span><text:span text:style-name="T3">verb=Iden</text:span><text:span text:style-name="T3">tify</text:span></text:p>
          </draw:text-box>
        </draw:frame>
        <draw:frame draw:style-name="gr14" draw:text-style-name="P12" draw:layer="layout" svg:width="14.223cm" svg:height="0.762cm" svg:x="12.709cm" svg:y="18.653cm">
          <draw:text-box>
            <text:p text:style-name="P11"><text:span text:style-name="T3">/api/oai-pmh/relations.xml?</text:span><text:span text:style-name="T3">verb=Identify</text:span></text:p>
          </draw:text-box>
        </draw:frame>
        <draw:frame draw:style-name="gr14" draw:text-style-name="P12" draw:layer="layout" svg:width="10.286cm" svg:height="0.762cm" svg:x="2.12cm" svg:y="18.653cm">
          <draw:text-box>
            <text:p text:style-name="P11"><text:span text:style-name="T3">/api/oai-pmh/kinds.xml?verb=Identif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oritz Schepp</meta:initial-creator>
    <meta:creation-date>2020-02-11T10:10:35.765395749</meta:creation-date>
    <dc:date>2020-02-11T15:44:10.338374144</dc:date>
    <dc:creator>Moritz Schepp</dc:creator>
    <meta:editing-duration>PT27M30S</meta:editing-duration>
    <meta:editing-cycles>6</meta:editing-cycles>
    <meta:generator>LibreOffice/6.3.4.2.0$Linux_X86_64 LibreOffice_project/30$Build-2</meta:generator>
    <meta:document-statistic meta:object-count="72"/>
  </office:meta>
</office:document-meta>
</file>